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Liberation Sans" fo:font-size="18pt" style:font-size-asian="18pt" style:font-size-complex="18pt"/>
    </style:style>
    <style:style style:name="P2" style:family="paragraph" style:parent-style-name="Heading_20_1">
      <style:text-properties style:font-name="Liberation Sans" fo:font-size="18pt" officeooo:paragraph-rsid="00274fd4" style:font-size-asian="18pt" style:font-size-complex="18pt"/>
    </style:style>
    <style:style style:name="P3" style:family="paragraph" style:parent-style-name="Heading_20_1">
      <style:text-properties style:font-name="Liberation Sans" fo:font-size="18pt" officeooo:paragraph-rsid="0028d909" style:font-size-asian="18pt" style:font-size-complex="18pt"/>
    </style:style>
    <style:style style:name="P4" style:family="paragraph" style:parent-style-name="Heading_20_1">
      <style:text-properties style:font-name="Liberation Sans" fo:font-size="18pt" officeooo:paragraph-rsid="002a2d5e" style:font-size-asian="18pt" style:font-size-complex="18pt"/>
    </style:style>
    <style:style style:name="P5" style:family="paragraph" style:parent-style-name="Heading_20_1">
      <style:text-properties style:font-name="Liberation Sans" fo:font-size="18pt" officeooo:paragraph-rsid="002b719b" style:font-size-asian="18pt" style:font-size-complex="18pt"/>
    </style:style>
    <style:style style:name="P6" style:family="paragraph" style:parent-style-name="Heading_20_1">
      <style:text-properties style:font-name="Liberation Sans" fo:font-size="18pt" officeooo:paragraph-rsid="002d63fd" style:font-size-asian="18pt" style:font-size-complex="18pt"/>
    </style:style>
    <style:style style:name="P7" style:family="paragraph" style:parent-style-name="Heading_20_1">
      <style:text-properties style:font-name="Liberation Sans" fo:font-size="18pt" officeooo:paragraph-rsid="002f477e" style:font-size-asian="18pt" style:font-size-complex="18pt"/>
    </style:style>
    <style:style style:name="P8" style:family="paragraph" style:parent-style-name="Heading_20_1">
      <style:text-properties style:font-name="Liberation Sans" fo:font-size="18pt" officeooo:paragraph-rsid="002f6843" style:font-size-asian="18pt" style:font-size-complex="18pt"/>
    </style:style>
    <style:style style:name="P9" style:family="paragraph" style:parent-style-name="Heading_20_1">
      <style:text-properties style:font-name="Liberation Sans" fo:font-size="18pt" officeooo:paragraph-rsid="0032dff3" style:font-size-asian="18pt" style:font-size-complex="18pt"/>
    </style:style>
    <style:style style:name="P10" style:family="paragraph" style:parent-style-name="Standard">
      <style:paragraph-properties style:writing-mode="lr-tb"/>
      <style:text-properties officeooo:paragraph-rsid="0015d1dd"/>
    </style:style>
    <style:style style:name="P11" style:family="paragraph" style:parent-style-name="Text_20_body">
      <style:text-properties style:font-name="Liberation Sans" fo:font-size="14pt" officeooo:rsid="0030eb02" officeooo:paragraph-rsid="0030eb02" style:font-size-asian="12.25pt" style:font-size-complex="14pt"/>
    </style:style>
    <style:style style:name="P12" style:family="paragraph" style:parent-style-name="Text_20_body">
      <style:text-properties style:font-name="Liberation Sans" fo:font-size="14pt" officeooo:rsid="0034c886" officeooo:paragraph-rsid="0034c886" style:font-size-asian="12.25pt" style:font-size-complex="14pt"/>
    </style:style>
    <style:style style:name="P13" style:family="paragraph" style:parent-style-name="Text_20_body">
      <style:text-properties fo:font-size="14pt" officeooo:rsid="001dfae3" officeooo:paragraph-rsid="001dfae3" style:font-size-asian="12.25pt" style:font-size-complex="14pt"/>
    </style:style>
    <style:style style:name="P14" style:family="paragraph" style:parent-style-name="Text_20_body">
      <style:text-properties fo:font-size="14pt" officeooo:rsid="0023f7b0" officeooo:paragraph-rsid="0023f7b0" style:font-size-asian="12.25pt" style:font-size-complex="14pt"/>
    </style:style>
    <style:style style:name="P15" style:family="paragraph" style:parent-style-name="Text_20_body">
      <style:text-properties fo:font-size="14pt" officeooo:rsid="002679a1" officeooo:paragraph-rsid="002679a1" style:font-size-asian="12.25pt" style:font-size-complex="14pt"/>
    </style:style>
    <style:style style:name="T1" style:family="text">
      <style:text-properties style:font-name="sans-serif" fo:font-size="10.8000001907349pt"/>
    </style:style>
    <style:style style:name="T2" style:family="text">
      <style:text-properties officeooo:rsid="00124fd1"/>
    </style:style>
    <style:style style:name="T3" style:family="text">
      <style:text-properties style:font-name="Liberation Sans"/>
    </style:style>
    <style:style style:name="T4" style:family="text">
      <style:text-properties style:font-name="Liberation Sans" officeooo:rsid="00233260"/>
    </style:style>
    <style:style style:name="T5" style:family="text">
      <style:text-properties style:font-name="Liberation Sans" officeooo:rsid="00242172"/>
    </style:style>
    <style:style style:name="T6" style:family="text">
      <style:text-properties style:font-name="Liberation Sans" officeooo:rsid="0024ee6c"/>
    </style:style>
    <style:style style:name="T7" style:family="text">
      <style:text-properties fo:font-size="14pt" fo:font-weight="normal" officeooo:rsid="00274fd4" style:font-size-asian="12.25pt" style:font-weight-asian="normal" style:font-size-complex="14pt" style:font-weight-complex="normal"/>
    </style:style>
    <style:style style:name="T8" style:family="text">
      <style:text-properties fo:font-size="14pt" fo:font-weight="normal" officeooo:rsid="002b1893" style:font-size-asian="12.25pt" style:font-weight-asian="normal" style:font-size-complex="14pt" style:font-weight-complex="normal"/>
    </style:style>
    <style:style style:name="T9" style:family="text">
      <style:text-properties fo:font-size="14pt" fo:font-weight="normal" officeooo:rsid="002b719b" style:font-size-asian="12.25pt" style:font-weight-asian="normal" style:font-size-complex="14pt" style:font-weight-complex="normal"/>
    </style:style>
    <style:style style:name="T10" style:family="text">
      <style:text-properties fo:font-size="14pt" fo:font-weight="normal" officeooo:rsid="002c3957" style:font-size-asian="12.25pt" style:font-weight-asian="normal" style:font-size-complex="14pt" style:font-weight-complex="normal"/>
    </style:style>
    <style:style style:name="T11" style:family="text">
      <style:text-properties fo:font-size="14pt" fo:font-weight="normal" officeooo:rsid="002f477e" style:font-size-asian="12.25pt" style:font-weight-asian="normal" style:font-size-complex="14pt" style:font-weight-complex="normal"/>
    </style:style>
    <style:style style:name="T12" style:family="text">
      <style:text-properties fo:font-size="14pt" fo:font-weight="normal" officeooo:rsid="002f6843" style:font-size-asian="12.25pt" style:font-weight-asian="normal" style:font-size-complex="14pt" style:font-weight-complex="normal"/>
    </style:style>
    <style:style style:name="T13" style:family="text">
      <style:text-properties fo:font-size="14pt" fo:font-weight="normal" officeooo:rsid="002d63fd" style:font-name-asian="Microsoft YaHei" style:font-size-asian="12.25pt" style:font-weight-asian="normal" style:font-name-complex="Lucida Sans" style:font-size-complex="14pt" style:font-weight-complex="normal"/>
    </style:style>
    <style:style style:name="T14" style:family="text">
      <style:text-properties fo:font-size="14pt" fo:font-weight="normal" officeooo:rsid="002f477e" style:font-name-asian="Microsoft YaHei" style:font-size-asian="12.25pt" style:font-weight-asian="normal" style:font-name-complex="Lucida Sans" style:font-size-complex="14pt" style:font-weight-complex="normal"/>
    </style:style>
    <style:style style:name="T15" style:family="text">
      <style:text-properties fo:font-size="14pt" fo:font-weight="normal" officeooo:rsid="002f6843" style:font-name-asian="Microsoft YaHei" style:font-size-asian="12.25pt" style:font-weight-asian="normal" style:font-name-complex="Lucida Sans" style:font-size-complex="14pt" style:font-weight-complex="normal"/>
    </style:style>
    <style:style style:name="T16" style:family="text">
      <style:text-properties officeooo:rsid="003474b3"/>
    </style:style>
    <style:style style:name="T17" style:family="text">
      <style:text-properties officeooo:rsid="0034c886"/>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age21R_mcid4"/>L’entreprise</text:h>
      <text:p text:style-name="P13"><text:span text:style-name="T3">L’entreprise eCasques est un</text:span><text:span text:style-name="T4">e</text:span><text:span text:style-name="T3"> boutique de vente de casques. Elle vend ses produits en ligne par le biais d’un site Internet, et dans ses magasins présents à Belfort, Lyon et Dijon.</text:span></text:p>
      <text:h text:style-name="P1" text:outline-level="1">Le chiffre d'affaires<text:bookmark text:name="page21R_mcid7"/> de l’entreprise</text:h>
      <text:p text:style-name="P14"><text:span text:style-name="T3">L’entreprise a un chiffre d’affaire d’environ </text:span><text:span text:style-name="T5">3</text:span><text:span text:style-name="T3"> millions par ans, en <text:s/>augmentation depuis </text:span><text:span text:style-name="T6">2019</text:span><text:span text:style-name="T3">.</text:span></text:p>
      <text:p text:style-name="P14"><text:span text:style-name="T3"/></text:p>
      <text:p text:style-name="P14"><draw:frame draw:style-name="fr1" draw:name="Objet1" text:anchor-type="char" svg:width="15.998cm" svg:height="8.999cm" draw:z-index="0"><draw:object xlink:href="./Object 1" xlink:type="simple" xlink:show="embed" xlink:actuate="onLoad"/><draw:image xlink:href="./ObjectReplacements/Object 1" xlink:type="simple" xlink:show="embed" xlink:actuate="onLoad"/></draw:frame><text:span text:style-name="T3"/></text:p>
      <text:h text:style-name="P1" text:outline-level="1">Le produit et son marché</text:h>
      <text:p text:style-name="P15"><text:span text:style-name="T3">L’entreprise vend des casques de tout types. Ils varient du casque de chantier au casque de musique.</text:span></text:p>
      <text:p text:style-name="P15"><text:span text:style-name="T3">La clientèle de l’enseigne est donc variée, avec des particuliers et des entreprises.</text:span></text:p>
      <text:h text:style-name="P2" text:outline-level="1"><text:soft-page-break/><text:span text:style-name="T2">La stratégie</text:span></text:h>
      <text:h text:style-name="P2" text:outline-level="1"><text:span text:style-name="T7">Afin de concurrencer les autres entreprises vendant des casques, eCasques mène une politique de fidélisation de ses clients. </text:span></text:h>
      <text:h text:style-name="P3" text:outline-level="1"><text:span text:style-name="T7">Pour cela, les clients fidèles obtiennent couramment des coupons de réductions et des tests de nouveaux casques.</text:span></text:h>
      <text:h text:style-name="P4" text:outline-level="1"><text:line-break/>Le projet </text:h>
      <text:h text:style-name="P5" text:outline-level="1"><text:span text:style-name="T8">Le projet consiste en la création d’un nouveau site internet de vente pour l’entreprise. Le nouveau site remplacera l’ancien, qui présentait de nombreux défauts et ne permettant pas aux clients d’acheter en ligne.</text:span></text:h>
      <text:h text:style-name="P6" text:outline-level="1"><text:span text:style-name="T9">L’objectif du nouveau site est donc d’améliorer les ventes de l’entreprise en permettant aux clients d’acheter en ligne leur casque. </text:span><text:span text:style-name="T10">Le marché du Web </text:span><text:span text:style-name="T13">étant mal</text:span><text:span text:style-name="T10"> exploité par l’entreprise, la création du site devrait faire augmenter le chiffre d’affaire rapidement.</text:span></text:h>
      <text:h text:style-name="P7" text:outline-level="1"><text:line-break/>Moyens en locaux et matériel</text:h>
      <text:h text:style-name="P7" text:outline-level="1"><text:bookmark text:name="page21R_mcid12"/><text:span text:style-name="T11">Afin de créer le site Internet de eCasques, </text:span><text:span text:style-name="T14">un local</text:span><text:span text:style-name="T11"> </text:span><text:span text:style-name="T14">a</text:span><text:span text:style-name="T11"> du être loué pour héberger l’équipe de développement.</text:span></text:h>
      <text:h text:style-name="P7" text:outline-level="1"><text:span text:style-name="T11">L’équipe,composé de 3 développeurs, devait aussi être muni d’ordinateurs fonctionnels pour travailler.</text:span></text:h>
      <text:h text:style-name="P8" text:outline-level="1"><text:span text:style-name="T11">Enfin, un serveur a du être acheté pour faire fonctionner le site Web.</text:span></text:h>
      <text:h text:style-name="P8" text:outline-level="1"><text:line-break/>Moyens humains</text:h>
      <text:h text:style-name="P8" text:outline-level="1"><text:span text:style-name="T12">Au niveau humain, une équipe de 3 développeurs a été mobilisé pour créer le site Web.</text:span></text:h>
      <text:h text:style-name="P9" text:outline-level="1"><text:span text:style-name="T12">Un service d’entretien de locaux a aussi été engagés pour nettoyer le local d</text:span><text:span text:style-name="T15">u projet.</text:span></text:h>
      <text:h text:style-name="P9" text:outline-level="1"><text:soft-page-break/><text:line-break/>Le dossier financier</text:h>
      <text:p text:style-name="P11">Le budget initial donné par l’entreprise était de 200 000 euros.</text:p>
      <text:p text:style-name="P11">Au final, seul 46 849 euros ont été utilisés.</text:p>
      <text:p text:style-name="P11">Ceci permettra à l’entreprise de retrouver son gain plus rapidement.</text:p>
      <text:p text:style-name="P11">Le fait qu<text:span text:style-name="T16">e </text:span><text:span text:style-name="T17">l’entreprise n’ai pas exploité pleinement le marché du Web lui fera aussi retrouver son gain plus rapidement.</text:span></text:p>
      <text:p text:style-name="P12">Au final, il est estimé qu’il faudra environ 1 an pour voir une augmentation du chiffre d’affaire de l’entreprise.</text:p>
      <text:p text:style-name="Standard"/>
      <text:p text:style-name="Standard"/>
      <text:p text:style-name="Standard"/>
      <text:p text:style-name="P10"><draw:frame draw:style-name="fr1" draw:name="Objet2" text:anchor-type="char" svg:width="15.998cm" svg:height="8.999cm" draw:z-index="1"><draw:object xlink:href="./Object 2" xlink:type="simple" xlink:show="embed" xlink:actuate="onLoad"/><draw:image xlink:href="./ObjectReplacements/Object 2" xlink:type="simple" xlink:show="embed" xlink:actuate="onLoad"/><svg:desc>diagramme</svg:desc></draw:frame><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4T17:03:05.308000000</meta:creation-date>
    <dc:date>2022-04-24T17:35:16.057000000</dc:date>
    <meta:editing-duration>PT31M55S</meta:editing-duration>
    <meta:editing-cycles>34</meta:editing-cycles>
    <meta:generator>LibreOffice/7.1.1.2$Windows_x86 LibreOffice_project/fe0b08f4af1bacafe4c7ecc87ce55bb426164676</meta:generator>
    <meta:document-statistic meta:table-count="0" meta:image-count="0" meta:object-count="2" meta:page-count="3" meta:paragraph-count="26" meta:word-count="352" meta:character-count="2197" meta:non-whitespace-character-count="186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0.586cm" svg:y="4.197cm" style:legend-expansion="high" chart:style-name="ch2"/>
        <chart:plot-area chart:style-name="ch3" chart:data-source-has-labels="both" svg:x="0.319cm" svg:y="0.179cm" svg:width="9.948cm" svg:height="8.641cm">
          <chart:coordinate-region svg:x="0.761cm" svg:y="0.381cm" svg:width="9.506cm" svg:height="7.786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hiffre d'affaires (en millions)</text:p>
              </table:table-cell>
            </table:table-row>
          </table:table-header-rows>
          <table:table-rows>
            <table:table-row>
              <table:table-cell office:value-type="string">
                <text:p>2017</text:p>
              </table:table-cell>
              <table:table-cell office:value-type="float" office:value="0.5">
                <text:p>0.5</text:p>
              </table:table-cell>
            </table:table-row>
            <table:table-row>
              <table:table-cell office:value-type="string">
                <text:p>2018</text:p>
              </table:table-cell>
              <table:table-cell office:value-type="float" office:value="1.8">
                <text:p>1.8</text:p>
              </table:table-cell>
            </table:table-row>
            <table:table-row>
              <table:table-cell office:value-type="string">
                <text:p>2019</text:p>
              </table:table-cell>
              <table:table-cell office:value-type="float" office:value="1.5">
                <text:p>1.5</text:p>
              </table:table-cell>
            </table:table-row>
            <table:table-row>
              <table:table-cell office:value-type="string">
                <text:p>2020</text:p>
              </table:table-cell>
              <table:table-cell office:value-type="float" office:value="2.5">
                <text:p>2.5</text:p>
              </table:table-cell>
            </table:table-row>
            <table:table-row>
              <table:table-cell office:value-type="string">
                <text:p>2021</text:p>
              </table:table-cell>
              <table:table-cell office:value-type="float" office:value="3.3">
                <text:p>3.3</text:p>
              </table:table-cell>
            </table:table-row>
            <table:table-row>
              <table:table-cell office:value-type="string">
                <text:p>2022</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 LibreOffice_project/fe0b08f4af1bacafe4c7ecc87ce55bb426164676</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0.586cm" svg:y="4.197cm" style:legend-expansion="high" chart:style-name="ch2"/>
        <chart:plot-area chart:style-name="ch3" chart:data-source-has-labels="both" svg:x="0.368cm" svg:y="0.178cm" svg:width="9.947cm" svg:height="8.64cm">
          <chart:coordinate-region svg:x="0.81cm" svg:y="0.38cm" svg:width="9.505cm" svg:height="7.78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hiffre d'affaires (en millions)</text:p>
              </table:table-cell>
            </table:table-row>
          </table:table-header-rows>
          <table:table-rows>
            <table:table-row>
              <table:table-cell office:value-type="string">
                <text:p>2022</text:p>
              </table:table-cell>
              <table:table-cell office:value-type="float" office:value="5">
                <text:p>5</text:p>
              </table:table-cell>
            </table:table-row>
            <table:table-row>
              <table:table-cell office:value-type="string">
                <text:p>2023</text:p>
              </table:table-cell>
              <table:table-cell office:value-type="float" office:value="6">
                <text:p>6</text:p>
              </table:table-cell>
            </table:table-row>
            <table:table-row>
              <table:table-cell office:value-type="string">
                <text:p>2024</text:p>
              </table:table-cell>
              <table:table-cell office:value-type="float" office:value="8">
                <text:p>8</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 LibreOffice_project/fe0b08f4af1bacafe4c7ecc87ce55bb426164676</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